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paragraph-rsid="0029dd1b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abdae" officeooo:paragraph-rsid="001abdae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abdae" officeooo:paragraph-rsid="001c7654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dd869" officeooo:paragraph-rsid="001dd869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dd869" officeooo:paragraph-rsid="001fae7a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fae7a" officeooo:paragraph-rsid="001fae7a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feb9e" officeooo:paragraph-rsid="001feb9e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feb9e" officeooo:paragraph-rsid="002161a7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161a7" officeooo:paragraph-rsid="00227f33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161a7" officeooo:paragraph-rsid="0024c302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4c302" officeooo:paragraph-rsid="0024c302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c8296" officeooo:paragraph-rsid="002c8296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300ba0" officeooo:paragraph-rsid="00300ba0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314af4" officeooo:paragraph-rsid="00314af4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31db33" officeooo:paragraph-rsid="0031db33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31e811" officeooo:paragraph-rsid="0031e811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338ef2" officeooo:paragraph-rsid="00338ef2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3443f4" officeooo:paragraph-rsid="003443f4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3443f4" officeooo:paragraph-rsid="00361cb3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37cc89" officeooo:paragraph-rsid="0037cc89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3a1279" officeooo:paragraph-rsid="003a1279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3a6591" officeooo:paragraph-rsid="003a6591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1feb9e" officeooo:paragraph-rsid="001feb9e" fo:background-color="#dddddd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1feb9e" officeooo:paragraph-rsid="0024c302" fo:background-color="#dddddd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2161a7" officeooo:paragraph-rsid="00227f33" fo:background-color="#dddddd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3a6591" officeooo:paragraph-rsid="003a6591" fo:background-color="#dddddd" style:font-size-asian="14pt" style:font-size-complex="14pt"/>
    </style:style>
    <style:style style:name="P28" style:family="paragraph" style:parent-style-name="Standard">
      <style:paragraph-properties fo:line-height="150%"/>
      <style:text-properties fo:color="#000000" loext:opacity="100%" style:font-name="Ubuntu" fo:font-size="14pt" fo:font-weight="normal" officeooo:rsid="003a1279" officeooo:paragraph-rsid="003a1279" fo:background-color="#dddddd" style:font-size-asian="14pt" style:font-size-complex="14pt"/>
    </style:style>
    <style:style style:name="P29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#dddddd" style:font-size-asian="14pt" style:font-size-complex="14pt"/>
    </style:style>
    <style:style style:name="P30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3bd09e" fo:background-color="#dddddd" style:font-size-asian="14pt" style:font-size-complex="14pt"/>
    </style:style>
    <style:style style:name="P31" style:family="paragraph" style:parent-style-name="Standard">
      <style:paragraph-properties fo:line-height="150%"/>
      <style:text-properties fo:color="#000000" loext:opacity="100%" style:font-name="Ubuntu" fo:font-size="14pt" fo:background-color="#dddddd" style:font-size-asian="14pt" style:font-size-complex="14pt"/>
    </style:style>
    <style:style style:name="P32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#dddddd" style:font-size-asian="14pt" style:font-size-complex="14pt"/>
    </style:style>
    <style:style style:name="P33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4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5" style:family="paragraph" style:parent-style-name="Heading_20_2">
      <style:paragraph-properties fo:line-height="150%" fo:text-align="center" style:justify-single-word="false"/>
      <style:text-properties style:font-name="Ubuntu" officeooo:rsid="001fae7a" officeooo:paragraph-rsid="001fae7a"/>
    </style:style>
    <style:style style:name="T1" style:family="text">
      <style:text-properties officeooo:rsid="001c7654"/>
    </style:style>
    <style:style style:name="T2" style:family="text">
      <style:text-properties officeooo:rsid="001fae7a"/>
    </style:style>
    <style:style style:name="T3" style:family="text">
      <style:text-properties fo:background-color="#dddddd" loext:char-shading-value="0"/>
    </style:style>
    <style:style style:name="T4" style:family="text">
      <style:text-properties officeooo:rsid="0024c302" fo:background-color="#dddddd" loext:char-shading-value="0"/>
    </style:style>
    <style:style style:name="T5" style:family="text">
      <style:text-properties officeooo:rsid="002c8296" fo:background-color="#dddddd" loext:char-shading-value="0"/>
    </style:style>
    <style:style style:name="T6" style:family="text">
      <style:text-properties officeooo:rsid="001feb9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161a7" style:font-weight-asian="bold" style:font-weight-complex="bold"/>
    </style:style>
    <style:style style:name="T9" style:family="text">
      <style:text-properties fo:font-weight="bold" officeooo:rsid="0029dd1b" style:font-weight-asian="bold" style:font-weight-complex="bold"/>
    </style:style>
    <style:style style:name="T10" style:family="text">
      <style:text-properties officeooo:rsid="002161a7"/>
    </style:style>
    <style:style style:name="T11" style:family="text">
      <style:text-properties officeooo:rsid="0024c302"/>
    </style:style>
    <style:style style:name="T12" style:family="text">
      <style:text-properties officeooo:rsid="002659e3"/>
    </style:style>
    <style:style style:name="T13" style:family="text">
      <style:text-properties officeooo:rsid="002b8c5e"/>
    </style:style>
    <style:style style:name="T14" style:family="text">
      <style:text-properties officeooo:rsid="002e5e83"/>
    </style:style>
    <style:style style:name="T15" style:family="text">
      <style:text-properties officeooo:rsid="0029dd1b"/>
    </style:style>
    <style:style style:name="T16" style:family="text">
      <style:text-properties officeooo:rsid="00314af4"/>
    </style:style>
    <style:style style:name="T17" style:family="text">
      <style:text-properties officeooo:rsid="00317434"/>
    </style:style>
    <style:style style:name="T18" style:family="text">
      <style:text-properties officeooo:rsid="0031e811"/>
    </style:style>
    <style:style style:name="T19" style:family="text">
      <style:text-properties officeooo:rsid="00338ef2"/>
    </style:style>
    <style:style style:name="T20" style:family="text">
      <style:text-properties officeooo:rsid="003c90d3"/>
    </style:style>
    <style:style style:name="T21" style:family="text">
      <style:text-properties officeooo:rsid="00361cb3"/>
    </style:style>
    <style:style style:name="T22" style:family="text">
      <style:text-properties officeooo:rsid="0036b9b7"/>
    </style:style>
    <style:style style:name="T23" style:family="text">
      <style:text-properties officeooo:rsid="003759dd"/>
    </style:style>
    <style:style style:name="T24" style:family="text">
      <style:text-properties officeooo:rsid="003a6591"/>
    </style:style>
    <style:style style:name="T25" style:family="text">
      <style:text-properties fo:font-style="italic"/>
    </style:style>
    <style:style style:name="T26" style:family="text">
      <style:text-properties fo:font-style="italic" fo:font-weight="normal"/>
    </style:style>
    <style:style style:name="T27" style:family="text">
      <style:text-properties fo:font-weight="normal"/>
    </style:style>
    <style:style style:name="T28" style:family="text">
      <style:text-properties fo:font-weight="normal" fo:background-color="transparent" loext:char-shading-value="0"/>
    </style:style>
    <style:style style:name="T29" style:family="text">
      <style:text-properties fo:background-color="transparent" loext:char-shading-value="0"/>
    </style:style>
    <style:style style:name="T30" style:family="text">
      <style:text-properties officeooo:rsid="003bc0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Curso Canvas 01</text:h>
      <text:p text:style-name="P3">Permite inserir imagens, desenhos, vetores através de código e controlar esse conteudo através de javascript. Possibilitando a criação de gráficos dinâmicos, imagens, desenhos e vetores que precisam de alteração em tempo real etc. É muito utilizado em dashboards.</text:p>
      <text:p text:style-name="P3"/>
      <text:p text:style-name="P4">No HTML, o canvas não possui muita <text:span text:style-name="T1">configuração, ele será implementado e quem vai controlar as informações/interagir com ele é o javascript.</text:span></text:p>
      <text:h text:style-name="P34" text:outline-level="2">No HTML</text:h>
      <text:p text:style-name="P6">No HTML o canvas é um elemento. Dentro dele será passado o conteudo que será renderizado caso o browser não suporte o recurso ou caso o javascript não esteja habilitado. Geralmente é inserido algo que descreva o que o &lt;canvas&gt; estava representando e que permita as tecnologias assistivas saberem o que esta acontecendo: <text:span text:style-name="T3">&lt;canvas&gt; &lt;/canvas&gt; </text:span></text:p>
      <text:p text:style-name="P5"/>
      <text:p text:style-name="P5">É possível estilizar o &lt;canvas&gt; através do CSS normalmente, definindo largura, altura, borda, <text:span text:style-name="T2">margin, padding</text:span> etc.</text:p>
      <text:h text:style-name="P35" text:outline-level="2">No Javascript</text:h>
      <text:p text:style-name="P7">No javascript, é possível fazer uma função p<text:span text:style-name="T6">a</text:span>ra administrar os desenhos ou colocar diratamente sem nada, <text:span text:style-name="T6">é sempre mais indicado trabalhar com funções.</text:span></text:p>
      <text:p text:style-name="P7"/>
      <text:p text:style-name="P8">Para trabalhar com canvas no javascript é preciso definir o canvas e o contexto do tipo de trabalho que será realizado dentro dele, ou seja, pegar o canvas e o modo de trabalho dele:</text:p>
      <text:p text:style-name="P24">let canvas = document.querySelector(“#canvas”) </text:p>
      <text:p text:style-name="P24">let contexto = canvas.getContext(“2d”) </text:p>
      <text:p text:style-name="P8"><text:soft-page-break/>Todo desenho é feito no contexto, ou seja, todo desenho é feito utilizando a variavel de contexto e não a variavel que aponta para o elemento:</text:p>
      <text:p text:style-name="P24">contexto. </text:p>
      <text:p text:style-name="P8"/>
      <text:p text:style-name="P12">Quando o tamanho do canvas é estilizado no CSS, ele altera a proporção de tamanho dos desenhos, por isso pra definir o tamanho (width e height) do canvas é necessario inserir diretamente no elemento: <text:span text:style-name="T3">width=” “ </text:span>, <text:span text:style-name="T3">height=” “ </text:span></text:p>
      <text:p text:style-name="P8"/>
      <text:p text:style-name="P8">No canvas é feito primeiro as definições de preenchimento, definições de borda e depois é feito o desenho.</text:p>
      <text:p text:style-name="P8"/>
      <text:p text:style-name="P9"><text:span text:style-name="T7">fillStyle -</text:span> É o responsavel por definir o preenchimento. Os valores recebidos são cores no padrão CSS (rgb(), rgba(), #, color). <text:span text:style-name="T10">É preciso fazer o desenho para ele utilizar o preenchimento, ou seja, só vai aparecer quando algum desenho for feito</text:span>: <text:span text:style-name="T3">.fillStyle = “ “ </text:span></text:p>
      <text:p text:style-name="P8"/>
      <text:p text:style-name="P10"><text:span text:style-name="T7">fillRect -</text:span> <text:span text:style-name="T13">D</text:span>esenha um retangulo <text:span text:style-name="T13">preenchido</text:span>. Vai pegar o ultimo estilo de preenchimento (fillStyle) definido antes dele e vai aplicar<text:span text:style-name="T2">: </text:span></text:p>
      <text:p text:style-name="P26">.fillRect(posX, posY, larg, alt) </text:p>
      <text:p text:style-name="P7"><text:s text:c="5"/><text:span text:style-name="T8">posX - </text:span><text:span text:style-name="T10">Define a posição no eixo X (horizontal) dentro do canvas.</text:span></text:p>
      <text:p text:style-name="P7"><text:s text:c="5"/><text:span text:style-name="T8">posY - </text:span><text:span text:style-name="T10">Define a posição no eixo Y (vertical) dentro do canvas.</text:span></text:p>
      <text:p text:style-name="P5"><text:s text:c="5"/><text:span text:style-name="T8">larg -</text:span><text:span text:style-name="T10"> Define a largura.</text:span></text:p>
      <text:p text:style-name="P5"><text:s text:c="5"/><text:span text:style-name="T8">alt -</text:span><text:span text:style-name="T10"> Define a altura.</text:span></text:p>
      <text:p text:style-name="P1"/>
      <text:p text:style-name="P12">Para adicionar outros desenho<text:span text:style-name="T12">s</text:span> é necessario o mesmo procedimento:</text:p>
      <text:p text:style-name="P25">let canvas = document.querySelector(“#canvas”) </text:p>
      <text:p text:style-name="P25">let contexto = canvas.getContext(“2d”) </text:p>
      <text:p text:style-name="P25"/>
      <text:p text:style-name="P25"><text:span text:style-name="T11">contexto</text:span>.fillStyle = “ “ </text:p>
      <text:p text:style-name="P11"><text:span text:style-name="T4">contexto</text:span><text:span text:style-name="T3">.fillRect(posX, posY, larg, alt) </text:span></text:p>
      <text:p text:style-name="P1"><text:soft-page-break/>_____________________________________________________________________</text:p>
      <text:p text:style-name="P13"><text:span text:style-name="T7">fill –</text:span> Define um preenchimento. Vai pegar a cor do ultimo fillStyle definido antes dele e vai aplicar, <text:span text:style-name="T14">se não tiver nenhum fillStyle preenche com a cor preta</text:span>: <text:span text:style-name="T3">.fill( ) </text:span></text:p>
      <text:p text:style-name="P1"/>
      <text:p text:style-name="P2"><text:span text:style-name="T9">rect –</text:span><text:span text:style-name="T15"> </text:span><text:span text:style-name="T13">Desenha um retangulo </text:span><text:span text:style-name="T14">sem preenchimento</text:span><text:span text:style-name="T13">. </text:span><text:span text:style-name="T14">Para preencher basta definir um .fill() depois dele</text:span>: <text:span text:style-name="T3">.</text:span><text:span text:style-name="T5">rect(posX, posY, larg, alt) </text:span></text:p>
      <text:p text:style-name="P1"/>
      <text:p text:style-name="P14"><text:span text:style-name="T7">beginPath –</text:span> Permite começar um novo desenho. Totalmente diferente e separado do anterior: <text:span text:style-name="T3">.beginPath( ) </text:span></text:p>
      <text:p text:style-name="P1"/>
      <text:p text:style-name="P14">Para fazer mais de um rect é preciso colocar beginPath() entre cada desenho, ou seja, para fazer um novo desenho é preciso colocar um beginPath antes.</text:p>
      <text:p text:style-name="P14"/>
      <text:p text:style-name="P14"><text:span text:style-name="T7">clearRect –</text:span> Vai limpar determinadas arê<text:span text:style-name="T16">a</text:span>s do canvas. Vai receber os mesmo parametros que o rect() ou fillRect(). É como se estivesse criando um retângulo que é uma borracha: <text:span text:style-name="T3">.clearRect(</text:span><text:span text:style-name="T5">posX, posY, larg, alt</text:span><text:span text:style-name="T3">) </text:span></text:p>
      <text:p text:style-name="P14"/>
      <text:p text:style-name="P1"/>
      <text:p text:style-name="P15">Quando estiver fazer uma animação em tempo real, será preciso desenhar e limpar até que a animação acabe. Desenha → <text:span text:style-name="T17">atualiza →</text:span> limpa, desenha → <text:span text:style-name="T17">atualiza</text:span> → limpa etc.</text:p>
      <text:p text:style-name="P15">_____________________________________________________________________</text:p>
      <text:p text:style-name="P16">Para desenhar linhas <text:span text:style-name="T18">é preciso definir onde </text:span><text:span text:style-name="T23">a linha</text:span><text:span text:style-name="T18"> irá começar </text:span><text:span text:style-name="T23">e pra onde ela irá ir.</text:span></text:p>
      <text:p text:style-name="P16"/>
      <text:p text:style-name="P17"><text:span text:style-name="T7">moveTo -</text:span> Define a posição inicial d<text:span text:style-name="T19">a linha</text:span>: <text:span text:style-name="T3">.moveTo(posX, posY) </text:span></text:p>
      <text:p text:style-name="P17"/>
      <text:p text:style-name="P18"><text:span text:style-name="T7">lineTo –</text:span> Define a posição final da linha: <text:span text:style-name="T3">.lineTo(posX, posY) </text:span></text:p>
      <text:p text:style-name="P17"><text:soft-page-break/></text:p>
      <text:p text:style-name="P19"><text:span text:style-name="T7">stroke –</text:span> <text:span text:style-name="T20">Define a linha/</text:span>borda<text:span text:style-name="T20"> do </text:span>desenho. <text:span text:style-name="T22">Também serve para renderizar as linhas</text:span>: <text:span text:style-name="T3">.stroke( ) </text:span></text:p>
      <text:p text:style-name="P19"/>
      <text:p text:style-name="P20">Para fazer linhas em diversas direções basta declarar outros lineTo <text:span text:style-name="T21">e para fazer uma linha começar de outro lugar basta declarar outro moveTo. Par</text:span>a fazer renderizar é preciso declarar o stroke nela.</text:p>
      <text:p text:style-name="P17">_____________________________________________________________________</text:p>
      <text:h text:style-name="P34" text:outline-level="2">Movimentar elementos</text:h>
      <text:p text:style-name="P21"/>
      <text:p text:style-name="P22">Para mover <text:span text:style-name="T30">o desenho</text:span> basta atualizar/alterar as informações de X e Y. Com isso é possível colocar variaveis no X e Y e quando for requerido a movimentação basta alterar essas variaveis.</text:p>
      <text:p text:style-name="P22"/>
      <text:p text:style-name="P22">A forma mais indicada para fazer isso é utilizar o requestAnimationFrame. Ele recebe como paremetro uma função ficará sendo executada em espaços de tempo.</text:p>
      <text:p text:style-name="P22"/>
      <text:p text:style-name="P22">Para fazer uma animação de movimento basta ir adicionando (++) <text:span text:style-name="T24">(</text:span>nas variaveis que ficarão no X e Y <text:span text:style-name="T24">do fillRect ou rect)</text:span> na função que o requestAnimationFrame <text:span text:style-name="T24">recebeu:</text:span></text:p>
      <text:p text:style-name="P28"><text:span text:style-name="T25">let</text:span> px = 0</text:p>
      <text:p text:style-name="P31"><text:span text:style-name="T26">let</text:span><text:span text:style-name="T27"> py = 0</text:span></text:p>
      <text:p text:style-name="P31"><text:span text:style-name="T26">let</text:span><text:span text:style-name="T27"> anima</text:span></text:p>
      <text:p text:style-name="P30"><text:span text:style-name="T25">let</text:span> canvas = document.querySelector('#desenho1') </text:p>
      <text:p text:style-name="P30"><text:span text:style-name="T25">let</text:span><text:span text:style-name="T27"> ctx = canvas.getContext('2d') </text:span></text:p>
      <text:p text:style-name="P29"/>
      <text:p text:style-name="P29"><text:span text:style-name="T25">function </text:span>desenha() { </text:p>
      <text:p text:style-name="P29"><text:span text:style-name="T29"><text:s text:c="5"/></text:span><text:span text:style-name="T24">ctx.clearRect(0,0,500,500)</text:span></text:p>
      <text:p text:style-name="P31"><text:soft-page-break/><text:span text:style-name="T28"><text:s text:c="5"/></text:span><text:span text:style-name="T27">ctx.fillRect(px,py,50,50) </text:span></text:p>
      <text:p text:style-name="P29"><text:span text:style-name="T29"><text:s text:c="5"/></text:span>px++ </text:p>
      <text:p text:style-name="P29"><text:span text:style-name="T29"><text:s text:c="5"/></text:span>anima = requestAnimationFrame(desenha) </text:p>
      <text:p text:style-name="P29">} </text:p>
      <text:p text:style-name="P22"/>
      <text:p text:style-name="P23">Para a função não ficar redesenhando vários quadrados é preciso apagar o quadrado anterior, para isso é medida será a area de desenho, ou seja, antes do desenho ser feito é preciso limpa-lo com o clearRect, os valores que ele vai receber será o width e height do &lt;canvas&gt; nas posição 0,0: </text:p>
      <text:p text:style-name="P27">.clearRect(0,0,larguraCanvas,alturaCanvas) </text:p>
      <text:p text:style-name="P17">_____________________________________________________________________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7T18:12:36.181336277</meta:creation-date>
    <dc:date>2023-07-20T18:01:18.626509643</dc:date>
    <meta:editing-duration>PT5H9M5S</meta:editing-duration>
    <meta:editing-cycles>17</meta:editing-cycles>
    <meta:generator>LibreOffice/7.0.4.2$Linux_X86_64 LibreOffice_project/00$Build-2</meta:generator>
    <meta:document-statistic meta:table-count="0" meta:image-count="0" meta:object-count="0" meta:page-count="5" meta:paragraph-count="59" meta:word-count="816" meta:character-count="5441" meta:non-whitespace-character-count="4610"/>
  </office:meta>
</office:document-meta>
</file>